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ост от 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2];2)" office:value-type="string" office:string-value="1" calcext:value-type="string">
            <text:p>1</text:p>
          </table:table-cell>
          <table:table-cell table:formula="of:=MOD([.B2];2)" office:value-type="float" office:value="1" calcext:value-type="float">
            <text:p>1</text:p>
          </table:table-cell>
          <table:table-cell table:formula="of:=IF([.C2]=0;CONCATENATE([.B2];&quot;00&quot;);CONCATENATE([.B2];&quot;11&quot;))" office:value-type="string" office:string-value="111" calcext:value-type="string">
            <text:p>111</text:p>
          </table:table-cell>
          <table:table-cell table:formula="of:=DECIMAL([.D2];2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3];2)" office:value-type="string" office:string-value="10" calcext:value-type="string">
            <text:p>10</text:p>
          </table:table-cell>
          <table:table-cell table:formula="of:=MOD([.B3];2)" office:value-type="float" office:value="0" calcext:value-type="float">
            <text:p>0</text:p>
          </table:table-cell>
          <table:table-cell table:formula="of:=IF([.C3]=0;CONCATENATE([.B3];&quot;00&quot;);CONCATENATE([.B3];&quot;11&quot;))" office:value-type="string" office:string-value="1000" calcext:value-type="string">
            <text:p>1000</text:p>
          </table:table-cell>
          <table:table-cell table:formula="of:=DECIMAL([.D3];2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4];2)" office:value-type="string" office:string-value="11" calcext:value-type="string">
            <text:p>11</text:p>
          </table:table-cell>
          <table:table-cell table:formula="of:=MOD([.B4];2)" office:value-type="float" office:value="1" calcext:value-type="float">
            <text:p>1</text:p>
          </table:table-cell>
          <table:table-cell table:formula="of:=IF([.C4]=0;CONCATENATE([.B4];&quot;00&quot;);CONCATENATE([.B4];&quot;11&quot;))" office:value-type="string" office:string-value="1111" calcext:value-type="string">
            <text:p>1111</text:p>
          </table:table-cell>
          <table:table-cell table:formula="of:=DECIMAL([.D4];2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5];2)" office:value-type="string" office:string-value="100" calcext:value-type="string">
            <text:p>100</text:p>
          </table:table-cell>
          <table:table-cell table:formula="of:=MOD([.B5];2)" office:value-type="float" office:value="0" calcext:value-type="float">
            <text:p>0</text:p>
          </table:table-cell>
          <table:table-cell table:formula="of:=IF([.C5]=0;CONCATENATE([.B5];&quot;00&quot;);CONCATENATE([.B5];&quot;11&quot;))" office:value-type="string" office:string-value="10000" calcext:value-type="string">
            <text:p>10000</text:p>
          </table:table-cell>
          <table:table-cell table:formula="of:=DECIMAL([.D5];2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6];2)" office:value-type="string" office:string-value="101" calcext:value-type="string">
            <text:p>101</text:p>
          </table:table-cell>
          <table:table-cell table:formula="of:=MOD([.B6];2)" office:value-type="float" office:value="1" calcext:value-type="float">
            <text:p>1</text:p>
          </table:table-cell>
          <table:table-cell table:formula="of:=IF([.C6]=0;CONCATENATE([.B6];&quot;00&quot;);CONCATENATE([.B6];&quot;11&quot;))" office:value-type="string" office:string-value="10111" calcext:value-type="string">
            <text:p>10111</text:p>
          </table:table-cell>
          <table:table-cell table:formula="of:=DECIMAL([.D6];2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7];2)" office:value-type="string" office:string-value="110" calcext:value-type="string">
            <text:p>110</text:p>
          </table:table-cell>
          <table:table-cell table:formula="of:=MOD([.B7];2)" office:value-type="float" office:value="0" calcext:value-type="float">
            <text:p>0</text:p>
          </table:table-cell>
          <table:table-cell table:formula="of:=IF([.C7]=0;CONCATENATE([.B7];&quot;00&quot;);CONCATENATE([.B7];&quot;11&quot;))" office:value-type="string" office:string-value="11000" calcext:value-type="string">
            <text:p>11000</text:p>
          </table:table-cell>
          <table:table-cell table:formula="of:=DECIMAL([.D7];2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8];2)" office:value-type="string" office:string-value="111" calcext:value-type="string">
            <text:p>111</text:p>
          </table:table-cell>
          <table:table-cell table:formula="of:=MOD([.B8];2)" office:value-type="float" office:value="1" calcext:value-type="float">
            <text:p>1</text:p>
          </table:table-cell>
          <table:table-cell table:formula="of:=IF([.C8]=0;CONCATENATE([.B8];&quot;00&quot;);CONCATENATE([.B8];&quot;11&quot;))" office:value-type="string" office:string-value="11111" calcext:value-type="string">
            <text:p>11111</text:p>
          </table:table-cell>
          <table:table-cell table:formula="of:=DECIMAL([.D8];2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9];2)" office:value-type="string" office:string-value="1000" calcext:value-type="string">
            <text:p>1000</text:p>
          </table:table-cell>
          <table:table-cell table:formula="of:=MOD([.B9];2)" office:value-type="float" office:value="0" calcext:value-type="float">
            <text:p>0</text:p>
          </table:table-cell>
          <table:table-cell table:formula="of:=IF([.C9]=0;CONCATENATE([.B9];&quot;00&quot;);CONCATENATE([.B9];&quot;11&quot;))" office:value-type="string" office:string-value="100000" calcext:value-type="string">
            <text:p>100000</text:p>
          </table:table-cell>
          <table:table-cell table:formula="of:=DECIMAL([.D9];2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0];2)" office:value-type="string" office:string-value="1001" calcext:value-type="string">
            <text:p>1001</text:p>
          </table:table-cell>
          <table:table-cell table:formula="of:=MOD([.B10];2)" office:value-type="float" office:value="1" calcext:value-type="float">
            <text:p>1</text:p>
          </table:table-cell>
          <table:table-cell table:formula="of:=IF([.C10]=0;CONCATENATE([.B10];&quot;00&quot;);CONCATENATE([.B10];&quot;11&quot;))" office:value-type="string" office:string-value="100111" calcext:value-type="string">
            <text:p>100111</text:p>
          </table:table-cell>
          <table:table-cell table:formula="of:=DECIMAL([.D10];2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1];2)" office:value-type="string" office:string-value="1010" calcext:value-type="string">
            <text:p>1010</text:p>
          </table:table-cell>
          <table:table-cell table:formula="of:=MOD([.B11];2)" office:value-type="float" office:value="0" calcext:value-type="float">
            <text:p>0</text:p>
          </table:table-cell>
          <table:table-cell table:formula="of:=IF([.C11]=0;CONCATENATE([.B11];&quot;00&quot;);CONCATENATE([.B11];&quot;11&quot;))" office:value-type="string" office:string-value="101000" calcext:value-type="string">
            <text:p>101000</text:p>
          </table:table-cell>
          <table:table-cell table:formula="of:=DECIMAL([.D11];2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2];2)" office:value-type="string" office:string-value="1011" calcext:value-type="string">
            <text:p>1011</text:p>
          </table:table-cell>
          <table:table-cell table:formula="of:=MOD([.B12];2)" office:value-type="float" office:value="1" calcext:value-type="float">
            <text:p>1</text:p>
          </table:table-cell>
          <table:table-cell table:formula="of:=IF([.C12]=0;CONCATENATE([.B12];&quot;00&quot;);CONCATENATE([.B12];&quot;11&quot;))" office:value-type="string" office:string-value="101111" calcext:value-type="string">
            <text:p>101111</text:p>
          </table:table-cell>
          <table:table-cell table:formula="of:=DECIMAL([.D12];2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3];2)" office:value-type="string" office:string-value="1100" calcext:value-type="string">
            <text:p>1100</text:p>
          </table:table-cell>
          <table:table-cell table:formula="of:=MOD([.B13];2)" office:value-type="float" office:value="0" calcext:value-type="float">
            <text:p>0</text:p>
          </table:table-cell>
          <table:table-cell table:formula="of:=IF([.C13]=0;CONCATENATE([.B13];&quot;00&quot;);CONCATENATE([.B13];&quot;11&quot;))" office:value-type="string" office:string-value="110000" calcext:value-type="string">
            <text:p>110000</text:p>
          </table:table-cell>
          <table:table-cell table:formula="of:=DECIMAL([.D13];2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4];2)" office:value-type="string" office:string-value="1101" calcext:value-type="string">
            <text:p>1101</text:p>
          </table:table-cell>
          <table:table-cell table:formula="of:=MOD([.B14];2)" office:value-type="float" office:value="1" calcext:value-type="float">
            <text:p>1</text:p>
          </table:table-cell>
          <table:table-cell table:formula="of:=IF([.C14]=0;CONCATENATE([.B14];&quot;00&quot;);CONCATENATE([.B14];&quot;11&quot;))" office:value-type="string" office:string-value="110111" calcext:value-type="string">
            <text:p>110111</text:p>
          </table:table-cell>
          <table:table-cell table:formula="of:=DECIMAL([.D14];2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5];2)" office:value-type="string" office:string-value="1110" calcext:value-type="string">
            <text:p>1110</text:p>
          </table:table-cell>
          <table:table-cell table:formula="of:=MOD([.B15];2)" office:value-type="float" office:value="0" calcext:value-type="float">
            <text:p>0</text:p>
          </table:table-cell>
          <table:table-cell table:formula="of:=IF([.C15]=0;CONCATENATE([.B15];&quot;00&quot;);CONCATENATE([.B15];&quot;11&quot;))" office:value-type="string" office:string-value="111000" calcext:value-type="string">
            <text:p>111000</text:p>
          </table:table-cell>
          <table:table-cell table:formula="of:=DECIMAL([.D15];2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6];2)" office:value-type="string" office:string-value="1111" calcext:value-type="string">
            <text:p>1111</text:p>
          </table:table-cell>
          <table:table-cell table:formula="of:=MOD([.B16];2)" office:value-type="float" office:value="1" calcext:value-type="float">
            <text:p>1</text:p>
          </table:table-cell>
          <table:table-cell table:formula="of:=IF([.C16]=0;CONCATENATE([.B16];&quot;00&quot;);CONCATENATE([.B16];&quot;11&quot;))" office:value-type="string" office:string-value="111111" calcext:value-type="string">
            <text:p>111111</text:p>
          </table:table-cell>
          <table:table-cell table:formula="of:=DECIMAL([.D16];2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7];2)" office:value-type="string" office:string-value="10000" calcext:value-type="string">
            <text:p>10000</text:p>
          </table:table-cell>
          <table:table-cell table:formula="of:=MOD([.B17];2)" office:value-type="float" office:value="0" calcext:value-type="float">
            <text:p>0</text:p>
          </table:table-cell>
          <table:table-cell table:formula="of:=IF([.C17]=0;CONCATENATE([.B17];&quot;00&quot;);CONCATENATE([.B17];&quot;11&quot;))" office:value-type="string" office:string-value="1000000" calcext:value-type="string">
            <text:p>1000000</text:p>
          </table:table-cell>
          <table:table-cell table:formula="of:=DECIMAL([.D17];2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8];2)" office:value-type="string" office:string-value="10001" calcext:value-type="string">
            <text:p>10001</text:p>
          </table:table-cell>
          <table:table-cell table:formula="of:=MOD([.B18];2)" office:value-type="float" office:value="1" calcext:value-type="float">
            <text:p>1</text:p>
          </table:table-cell>
          <table:table-cell table:formula="of:=IF([.C18]=0;CONCATENATE([.B18];&quot;00&quot;);CONCATENATE([.B18];&quot;11&quot;))" office:value-type="string" office:string-value="1000111" calcext:value-type="string">
            <text:p>1000111</text:p>
          </table:table-cell>
          <table:table-cell table:formula="of:=DECIMAL([.D18];2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19];2)" office:value-type="string" office:string-value="10010" calcext:value-type="string">
            <text:p>10010</text:p>
          </table:table-cell>
          <table:table-cell table:formula="of:=MOD([.B19];2)" office:value-type="float" office:value="0" calcext:value-type="float">
            <text:p>0</text:p>
          </table:table-cell>
          <table:table-cell table:formula="of:=IF([.C19]=0;CONCATENATE([.B19];&quot;00&quot;);CONCATENATE([.B19];&quot;11&quot;))" office:value-type="string" office:string-value="1001000" calcext:value-type="string">
            <text:p>1001000</text:p>
          </table:table-cell>
          <table:table-cell table:formula="of:=DECIMAL([.D19];2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0];2)" office:value-type="string" office:string-value="10011" calcext:value-type="string">
            <text:p>10011</text:p>
          </table:table-cell>
          <table:table-cell table:formula="of:=MOD([.B20];2)" office:value-type="float" office:value="1" calcext:value-type="float">
            <text:p>1</text:p>
          </table:table-cell>
          <table:table-cell table:formula="of:=IF([.C20]=0;CONCATENATE([.B20];&quot;00&quot;);CONCATENATE([.B20];&quot;11&quot;))" office:value-type="string" office:string-value="1001111" calcext:value-type="string">
            <text:p>1001111</text:p>
          </table:table-cell>
          <table:table-cell table:formula="of:=DECIMAL([.D20];2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1];2)" office:value-type="string" office:string-value="10100" calcext:value-type="string">
            <text:p>10100</text:p>
          </table:table-cell>
          <table:table-cell table:formula="of:=MOD([.B21];2)" office:value-type="float" office:value="0" calcext:value-type="float">
            <text:p>0</text:p>
          </table:table-cell>
          <table:table-cell table:formula="of:=IF([.C21]=0;CONCATENATE([.B21];&quot;00&quot;);CONCATENATE([.B21];&quot;11&quot;))" office:value-type="string" office:string-value="1010000" calcext:value-type="string">
            <text:p>1010000</text:p>
          </table:table-cell>
          <table:table-cell table:formula="of:=DECIMAL([.D21];2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2];2)" office:value-type="string" office:string-value="10101" calcext:value-type="string">
            <text:p>10101</text:p>
          </table:table-cell>
          <table:table-cell table:formula="of:=MOD([.B22];2)" office:value-type="float" office:value="1" calcext:value-type="float">
            <text:p>1</text:p>
          </table:table-cell>
          <table:table-cell table:formula="of:=IF([.C22]=0;CONCATENATE([.B22];&quot;00&quot;);CONCATENATE([.B22];&quot;11&quot;))" office:value-type="string" office:string-value="1010111" calcext:value-type="string">
            <text:p>1010111</text:p>
          </table:table-cell>
          <table:table-cell table:formula="of:=DECIMAL([.D22];2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3];2)" office:value-type="string" office:string-value="10110" calcext:value-type="string">
            <text:p>10110</text:p>
          </table:table-cell>
          <table:table-cell table:formula="of:=MOD([.B23];2)" office:value-type="float" office:value="0" calcext:value-type="float">
            <text:p>0</text:p>
          </table:table-cell>
          <table:table-cell table:formula="of:=IF([.C23]=0;CONCATENATE([.B23];&quot;00&quot;);CONCATENATE([.B23];&quot;11&quot;))" office:value-type="string" office:string-value="1011000" calcext:value-type="string">
            <text:p>1011000</text:p>
          </table:table-cell>
          <table:table-cell table:formula="of:=DECIMAL([.D23];2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4];2)" office:value-type="string" office:string-value="10111" calcext:value-type="string">
            <text:p>10111</text:p>
          </table:table-cell>
          <table:table-cell table:formula="of:=MOD([.B24];2)" office:value-type="float" office:value="1" calcext:value-type="float">
            <text:p>1</text:p>
          </table:table-cell>
          <table:table-cell table:formula="of:=IF([.C24]=0;CONCATENATE([.B24];&quot;00&quot;);CONCATENATE([.B24];&quot;11&quot;))" office:value-type="string" office:string-value="1011111" calcext:value-type="string">
            <text:p>1011111</text:p>
          </table:table-cell>
          <table:table-cell table:formula="of:=DECIMAL([.D24];2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5];2)" office:value-type="string" office:string-value="11000" calcext:value-type="string">
            <text:p>11000</text:p>
          </table:table-cell>
          <table:table-cell table:formula="of:=MOD([.B25];2)" office:value-type="float" office:value="0" calcext:value-type="float">
            <text:p>0</text:p>
          </table:table-cell>
          <table:table-cell table:formula="of:=IF([.C25]=0;CONCATENATE([.B25];&quot;00&quot;);CONCATENATE([.B25];&quot;11&quot;))" office:value-type="string" office:string-value="1100000" calcext:value-type="string">
            <text:p>1100000</text:p>
          </table:table-cell>
          <table:table-cell table:formula="of:=DECIMAL([.D25];2)" office:value-type="float" office:value="96" calcext:value-type="float">
            <text:p>96</text:p>
          </table:table-cell>
          <table:table-cell/>
          <table:table-cell office:value-type="string" calcext:value-type="string">
            <text:p>надо найти N(исходное число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6];2)" office:value-type="string" office:string-value="11001" calcext:value-type="string">
            <text:p>11001</text:p>
          </table:table-cell>
          <table:table-cell table:formula="of:=MOD([.B26];2)" office:value-type="float" office:value="1" calcext:value-type="float">
            <text:p>1</text:p>
          </table:table-cell>
          <table:table-cell table:formula="of:=IF([.C26]=0;CONCATENATE([.B26];&quot;00&quot;);CONCATENATE([.B26];&quot;11&quot;))" office:value-type="string" office:string-value="1100111" calcext:value-type="string">
            <text:p>1100111</text:p>
          </table:table-cell>
          <table:table-cell table:formula="of:=DECIMAL([.D26];2)" office:value-type="float" office:value="103" calcext:value-type="float">
            <text:p>103</text:p>
          </table:table-cell>
          <table:table-cell/>
          <table:table-cell office:value-type="string" calcext:value-type="string">
            <text:p>смотрим в столб а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7];2)" office:value-type="string" office:string-value="11010" calcext:value-type="string">
            <text:p>11010</text:p>
          </table:table-cell>
          <table:table-cell table:formula="of:=MOD([.B27];2)" office:value-type="float" office:value="0" calcext:value-type="float">
            <text:p>0</text:p>
          </table:table-cell>
          <table:table-cell table:formula="of:=IF([.C27]=0;CONCATENATE([.B27];&quot;00&quot;);CONCATENATE([.B27];&quot;11&quot;))" office:value-type="string" office:string-value="1101000" calcext:value-type="string">
            <text:p>1101000</text:p>
          </table:table-cell>
          <table:table-cell table:formula="of:=DECIMAL([.D27];2)" office:value-type="float" office:value="104" calcext:value-type="float">
            <text:p>104</text:p>
          </table:table-cell>
          <table:table-cell/>
          <table:table-cell office:value-type="string" calcext:value-type="string">
            <text:p>Ответ: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8];2)" office:value-type="string" office:string-value="11011" calcext:value-type="string">
            <text:p>11011</text:p>
          </table:table-cell>
          <table:table-cell table:formula="of:=MOD([.B28];2)" office:value-type="float" office:value="1" calcext:value-type="float">
            <text:p>1</text:p>
          </table:table-cell>
          <table:table-cell table:formula="of:=IF([.C28]=0;CONCATENATE([.B28];&quot;00&quot;);CONCATENATE([.B28];&quot;11&quot;))" office:value-type="string" office:string-value="1101111" calcext:value-type="string">
            <text:p>1101111</text:p>
          </table:table-cell>
          <table:table-cell table:formula="of:=DECIMAL([.D28];2)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29];2)" office:value-type="string" office:string-value="11100" calcext:value-type="string">
            <text:p>11100</text:p>
          </table:table-cell>
          <table:table-cell table:formula="of:=MOD([.B29];2)" office:value-type="float" office:value="0" calcext:value-type="float">
            <text:p>0</text:p>
          </table:table-cell>
          <table:table-cell table:formula="of:=IF([.C29]=0;CONCATENATE([.B29];&quot;00&quot;);CONCATENATE([.B29];&quot;11&quot;))" office:value-type="string" office:string-value="1110000" calcext:value-type="string">
            <text:p>1110000</text:p>
          </table:table-cell>
          <table:table-cell table:formula="of:=DECIMAL([.D29];2)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0];2)" office:value-type="string" office:string-value="11101" calcext:value-type="string">
            <text:p>11101</text:p>
          </table:table-cell>
          <table:table-cell table:formula="of:=MOD([.B30];2)" office:value-type="float" office:value="1" calcext:value-type="float">
            <text:p>1</text:p>
          </table:table-cell>
          <table:table-cell table:formula="of:=IF([.C30]=0;CONCATENATE([.B30];&quot;00&quot;);CONCATENATE([.B30];&quot;11&quot;))" office:value-type="string" office:string-value="1110111" calcext:value-type="string">
            <text:p>1110111</text:p>
          </table:table-cell>
          <table:table-cell table:formula="of:=DECIMAL([.D30];2)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1];2)" office:value-type="string" office:string-value="11110" calcext:value-type="string">
            <text:p>11110</text:p>
          </table:table-cell>
          <table:table-cell table:formula="of:=MOD([.B31];2)" office:value-type="float" office:value="0" calcext:value-type="float">
            <text:p>0</text:p>
          </table:table-cell>
          <table:table-cell table:formula="of:=IF([.C31]=0;CONCATENATE([.B31];&quot;00&quot;);CONCATENATE([.B31];&quot;11&quot;))" office:value-type="string" office:string-value="1111000" calcext:value-type="string">
            <text:p>1111000</text:p>
          </table:table-cell>
          <table:table-cell table:formula="of:=DECIMAL([.D31];2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2];2)" office:value-type="string" office:string-value="11111" calcext:value-type="string">
            <text:p>11111</text:p>
          </table:table-cell>
          <table:table-cell table:formula="of:=MOD([.B32];2)" office:value-type="float" office:value="1" calcext:value-type="float">
            <text:p>1</text:p>
          </table:table-cell>
          <table:table-cell table:formula="of:=IF([.C32]=0;CONCATENATE([.B32];&quot;00&quot;);CONCATENATE([.B32];&quot;11&quot;))" office:value-type="string" office:string-value="1111111" calcext:value-type="string">
            <text:p>1111111</text:p>
          </table:table-cell>
          <table:table-cell table:formula="of:=DECIMAL([.D32];2)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3];2)" office:value-type="string" office:string-value="100000" calcext:value-type="string">
            <text:p>100000</text:p>
          </table:table-cell>
          <table:table-cell table:formula="of:=MOD([.B33];2)" office:value-type="float" office:value="0" calcext:value-type="float">
            <text:p>0</text:p>
          </table:table-cell>
          <table:table-cell table:formula="of:=IF([.C33]=0;CONCATENATE([.B33];&quot;00&quot;);CONCATENATE([.B33];&quot;11&quot;))" office:value-type="string" office:string-value="10000000" calcext:value-type="string">
            <text:p>10000000</text:p>
          </table:table-cell>
          <table:table-cell table:formula="of:=DECIMAL([.D33];2)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4];2)" office:value-type="string" office:string-value="100001" calcext:value-type="string">
            <text:p>100001</text:p>
          </table:table-cell>
          <table:table-cell table:formula="of:=MOD([.B34];2)" office:value-type="float" office:value="1" calcext:value-type="float">
            <text:p>1</text:p>
          </table:table-cell>
          <table:table-cell table:formula="of:=IF([.C34]=0;CONCATENATE([.B34];&quot;00&quot;);CONCATENATE([.B34];&quot;11&quot;))" office:value-type="string" office:string-value="10000111" calcext:value-type="string">
            <text:p>10000111</text:p>
          </table:table-cell>
          <table:table-cell table:formula="of:=DECIMAL([.D34];2)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5];2)" office:value-type="string" office:string-value="100010" calcext:value-type="string">
            <text:p>100010</text:p>
          </table:table-cell>
          <table:table-cell table:formula="of:=MOD([.B35];2)" office:value-type="float" office:value="0" calcext:value-type="float">
            <text:p>0</text:p>
          </table:table-cell>
          <table:table-cell table:formula="of:=IF([.C35]=0;CONCATENATE([.B35];&quot;00&quot;);CONCATENATE([.B35];&quot;11&quot;))" office:value-type="string" office:string-value="10001000" calcext:value-type="string">
            <text:p>10001000</text:p>
          </table:table-cell>
          <table:table-cell table:formula="of:=DECIMAL([.D35];2)"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6];2)" office:value-type="string" office:string-value="100011" calcext:value-type="string">
            <text:p>100011</text:p>
          </table:table-cell>
          <table:table-cell table:formula="of:=MOD([.B36];2)" office:value-type="float" office:value="1" calcext:value-type="float">
            <text:p>1</text:p>
          </table:table-cell>
          <table:table-cell table:formula="of:=IF([.C36]=0;CONCATENATE([.B36];&quot;00&quot;);CONCATENATE([.B36];&quot;11&quot;))" office:value-type="string" office:string-value="10001111" calcext:value-type="string">
            <text:p>10001111</text:p>
          </table:table-cell>
          <table:table-cell table:formula="of:=DECIMAL([.D36];2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7];2)" office:value-type="string" office:string-value="100100" calcext:value-type="string">
            <text:p>100100</text:p>
          </table:table-cell>
          <table:table-cell table:formula="of:=MOD([.B37];2)" office:value-type="float" office:value="0" calcext:value-type="float">
            <text:p>0</text:p>
          </table:table-cell>
          <table:table-cell table:formula="of:=IF([.C37]=0;CONCATENATE([.B37];&quot;00&quot;);CONCATENATE([.B37];&quot;11&quot;))" office:value-type="string" office:string-value="10010000" calcext:value-type="string">
            <text:p>10010000</text:p>
          </table:table-cell>
          <table:table-cell table:formula="of:=DECIMAL([.D37];2)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8];2)" office:value-type="string" office:string-value="100101" calcext:value-type="string">
            <text:p>100101</text:p>
          </table:table-cell>
          <table:table-cell table:formula="of:=MOD([.B38];2)" office:value-type="float" office:value="1" calcext:value-type="float">
            <text:p>1</text:p>
          </table:table-cell>
          <table:table-cell table:formula="of:=IF([.C38]=0;CONCATENATE([.B38];&quot;00&quot;);CONCATENATE([.B38];&quot;11&quot;))" office:value-type="string" office:string-value="10010111" calcext:value-type="string">
            <text:p>10010111</text:p>
          </table:table-cell>
          <table:table-cell table:formula="of:=DECIMAL([.D38];2)"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39];2)" office:value-type="string" office:string-value="100110" calcext:value-type="string">
            <text:p>100110</text:p>
          </table:table-cell>
          <table:table-cell table:formula="of:=MOD([.B39];2)" office:value-type="float" office:value="0" calcext:value-type="float">
            <text:p>0</text:p>
          </table:table-cell>
          <table:table-cell table:formula="of:=IF([.C39]=0;CONCATENATE([.B39];&quot;00&quot;);CONCATENATE([.B39];&quot;11&quot;))" office:value-type="string" office:string-value="10011000" calcext:value-type="string">
            <text:p>10011000</text:p>
          </table:table-cell>
          <table:table-cell table:formula="of:=DECIMAL([.D39];2)"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0];2)" office:value-type="string" office:string-value="100111" calcext:value-type="string">
            <text:p>100111</text:p>
          </table:table-cell>
          <table:table-cell table:formula="of:=MOD([.B40];2)" office:value-type="float" office:value="1" calcext:value-type="float">
            <text:p>1</text:p>
          </table:table-cell>
          <table:table-cell table:formula="of:=IF([.C40]=0;CONCATENATE([.B40];&quot;00&quot;);CONCATENATE([.B40];&quot;11&quot;))" office:value-type="string" office:string-value="10011111" calcext:value-type="string">
            <text:p>10011111</text:p>
          </table:table-cell>
          <table:table-cell table:formula="of:=DECIMAL([.D40];2)"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1];2)" office:value-type="string" office:string-value="101000" calcext:value-type="string">
            <text:p>101000</text:p>
          </table:table-cell>
          <table:table-cell table:formula="of:=MOD([.B41];2)" office:value-type="float" office:value="0" calcext:value-type="float">
            <text:p>0</text:p>
          </table:table-cell>
          <table:table-cell table:formula="of:=IF([.C41]=0;CONCATENATE([.B41];&quot;00&quot;);CONCATENATE([.B41];&quot;11&quot;))" office:value-type="string" office:string-value="10100000" calcext:value-type="string">
            <text:p>10100000</text:p>
          </table:table-cell>
          <table:table-cell table:formula="of:=DECIMAL([.D41];2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2];2)" office:value-type="string" office:string-value="101001" calcext:value-type="string">
            <text:p>101001</text:p>
          </table:table-cell>
          <table:table-cell table:formula="of:=MOD([.B42];2)" office:value-type="float" office:value="1" calcext:value-type="float">
            <text:p>1</text:p>
          </table:table-cell>
          <table:table-cell table:formula="of:=IF([.C42]=0;CONCATENATE([.B42];&quot;00&quot;);CONCATENATE([.B42];&quot;11&quot;))" office:value-type="string" office:string-value="10100111" calcext:value-type="string">
            <text:p>10100111</text:p>
          </table:table-cell>
          <table:table-cell table:formula="of:=DECIMAL([.D42];2)"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3];2)" office:value-type="string" office:string-value="101010" calcext:value-type="string">
            <text:p>101010</text:p>
          </table:table-cell>
          <table:table-cell table:formula="of:=MOD([.B43];2)" office:value-type="float" office:value="0" calcext:value-type="float">
            <text:p>0</text:p>
          </table:table-cell>
          <table:table-cell table:formula="of:=IF([.C43]=0;CONCATENATE([.B43];&quot;00&quot;);CONCATENATE([.B43];&quot;11&quot;))" office:value-type="string" office:string-value="10101000" calcext:value-type="string">
            <text:p>10101000</text:p>
          </table:table-cell>
          <table:table-cell table:formula="of:=DECIMAL([.D43];2)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4];2)" office:value-type="string" office:string-value="101011" calcext:value-type="string">
            <text:p>101011</text:p>
          </table:table-cell>
          <table:table-cell table:formula="of:=MOD([.B44];2)" office:value-type="float" office:value="1" calcext:value-type="float">
            <text:p>1</text:p>
          </table:table-cell>
          <table:table-cell table:formula="of:=IF([.C44]=0;CONCATENATE([.B44];&quot;00&quot;);CONCATENATE([.B44];&quot;11&quot;))" office:value-type="string" office:string-value="10101111" calcext:value-type="string">
            <text:p>10101111</text:p>
          </table:table-cell>
          <table:table-cell table:formula="of:=DECIMAL([.D44];2)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5];2)" office:value-type="string" office:string-value="101100" calcext:value-type="string">
            <text:p>101100</text:p>
          </table:table-cell>
          <table:table-cell table:formula="of:=MOD([.B45];2)" office:value-type="float" office:value="0" calcext:value-type="float">
            <text:p>0</text:p>
          </table:table-cell>
          <table:table-cell table:formula="of:=IF([.C45]=0;CONCATENATE([.B45];&quot;00&quot;);CONCATENATE([.B45];&quot;11&quot;))" office:value-type="string" office:string-value="10110000" calcext:value-type="string">
            <text:p>10110000</text:p>
          </table:table-cell>
          <table:table-cell table:formula="of:=DECIMAL([.D45];2)"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6];2)" office:value-type="string" office:string-value="101101" calcext:value-type="string">
            <text:p>101101</text:p>
          </table:table-cell>
          <table:table-cell table:formula="of:=MOD([.B46];2)" office:value-type="float" office:value="1" calcext:value-type="float">
            <text:p>1</text:p>
          </table:table-cell>
          <table:table-cell table:formula="of:=IF([.C46]=0;CONCATENATE([.B46];&quot;00&quot;);CONCATENATE([.B46];&quot;11&quot;))" office:value-type="string" office:string-value="10110111" calcext:value-type="string">
            <text:p>10110111</text:p>
          </table:table-cell>
          <table:table-cell table:formula="of:=DECIMAL([.D46];2)"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7];2)" office:value-type="string" office:string-value="101110" calcext:value-type="string">
            <text:p>101110</text:p>
          </table:table-cell>
          <table:table-cell table:formula="of:=MOD([.B47];2)" office:value-type="float" office:value="0" calcext:value-type="float">
            <text:p>0</text:p>
          </table:table-cell>
          <table:table-cell table:formula="of:=IF([.C47]=0;CONCATENATE([.B47];&quot;00&quot;);CONCATENATE([.B47];&quot;11&quot;))" office:value-type="string" office:string-value="10111000" calcext:value-type="string">
            <text:p>10111000</text:p>
          </table:table-cell>
          <table:table-cell table:formula="of:=DECIMAL([.D47];2)"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8];2)" office:value-type="string" office:string-value="101111" calcext:value-type="string">
            <text:p>101111</text:p>
          </table:table-cell>
          <table:table-cell table:formula="of:=MOD([.B48];2)" office:value-type="float" office:value="1" calcext:value-type="float">
            <text:p>1</text:p>
          </table:table-cell>
          <table:table-cell table:formula="of:=IF([.C48]=0;CONCATENATE([.B48];&quot;00&quot;);CONCATENATE([.B48];&quot;11&quot;))" office:value-type="string" office:string-value="10111111" calcext:value-type="string">
            <text:p>10111111</text:p>
          </table:table-cell>
          <table:table-cell table:formula="of:=DECIMAL([.D48];2)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49];2)" office:value-type="string" office:string-value="110000" calcext:value-type="string">
            <text:p>110000</text:p>
          </table:table-cell>
          <table:table-cell table:formula="of:=MOD([.B49];2)" office:value-type="float" office:value="0" calcext:value-type="float">
            <text:p>0</text:p>
          </table:table-cell>
          <table:table-cell table:formula="of:=IF([.C49]=0;CONCATENATE([.B49];&quot;00&quot;);CONCATENATE([.B49];&quot;11&quot;))" office:value-type="string" office:string-value="11000000" calcext:value-type="string">
            <text:p>11000000</text:p>
          </table:table-cell>
          <table:table-cell table:formula="of:=DECIMAL([.D49];2)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0];2)" office:value-type="string" office:string-value="110001" calcext:value-type="string">
            <text:p>110001</text:p>
          </table:table-cell>
          <table:table-cell table:formula="of:=MOD([.B50];2)" office:value-type="float" office:value="1" calcext:value-type="float">
            <text:p>1</text:p>
          </table:table-cell>
          <table:table-cell table:formula="of:=IF([.C50]=0;CONCATENATE([.B50];&quot;00&quot;);CONCATENATE([.B50];&quot;11&quot;))" office:value-type="string" office:string-value="11000111" calcext:value-type="string">
            <text:p>11000111</text:p>
          </table:table-cell>
          <table:table-cell table:formula="of:=DECIMAL([.D50];2)"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1];2)" office:value-type="string" office:string-value="110010" calcext:value-type="string">
            <text:p>110010</text:p>
          </table:table-cell>
          <table:table-cell table:formula="of:=MOD([.B51];2)" office:value-type="float" office:value="0" calcext:value-type="float">
            <text:p>0</text:p>
          </table:table-cell>
          <table:table-cell table:formula="of:=IF([.C51]=0;CONCATENATE([.B51];&quot;00&quot;);CONCATENATE([.B51];&quot;11&quot;))" office:value-type="string" office:string-value="11001000" calcext:value-type="string">
            <text:p>11001000</text:p>
          </table:table-cell>
          <table:table-cell table:formula="of:=DECIMAL([.D51];2)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2];2)" office:value-type="string" office:string-value="110011" calcext:value-type="string">
            <text:p>110011</text:p>
          </table:table-cell>
          <table:table-cell table:formula="of:=MOD([.B52];2)" office:value-type="float" office:value="1" calcext:value-type="float">
            <text:p>1</text:p>
          </table:table-cell>
          <table:table-cell table:formula="of:=IF([.C52]=0;CONCATENATE([.B52];&quot;00&quot;);CONCATENATE([.B52];&quot;11&quot;))" office:value-type="string" office:string-value="11001111" calcext:value-type="string">
            <text:p>11001111</text:p>
          </table:table-cell>
          <table:table-cell table:formula="of:=DECIMAL([.D52];2)"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3];2)" office:value-type="string" office:string-value="110100" calcext:value-type="string">
            <text:p>110100</text:p>
          </table:table-cell>
          <table:table-cell table:formula="of:=MOD([.B53];2)" office:value-type="float" office:value="0" calcext:value-type="float">
            <text:p>0</text:p>
          </table:table-cell>
          <table:table-cell table:formula="of:=IF([.C53]=0;CONCATENATE([.B53];&quot;00&quot;);CONCATENATE([.B53];&quot;11&quot;))" office:value-type="string" office:string-value="11010000" calcext:value-type="string">
            <text:p>11010000</text:p>
          </table:table-cell>
          <table:table-cell table:formula="of:=DECIMAL([.D53];2)"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4];2)" office:value-type="string" office:string-value="110101" calcext:value-type="string">
            <text:p>110101</text:p>
          </table:table-cell>
          <table:table-cell table:formula="of:=MOD([.B54];2)" office:value-type="float" office:value="1" calcext:value-type="float">
            <text:p>1</text:p>
          </table:table-cell>
          <table:table-cell table:formula="of:=IF([.C54]=0;CONCATENATE([.B54];&quot;00&quot;);CONCATENATE([.B54];&quot;11&quot;))" office:value-type="string" office:string-value="11010111" calcext:value-type="string">
            <text:p>11010111</text:p>
          </table:table-cell>
          <table:table-cell table:formula="of:=DECIMAL([.D54];2)"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5];2)" office:value-type="string" office:string-value="110110" calcext:value-type="string">
            <text:p>110110</text:p>
          </table:table-cell>
          <table:table-cell table:formula="of:=MOD([.B55];2)" office:value-type="float" office:value="0" calcext:value-type="float">
            <text:p>0</text:p>
          </table:table-cell>
          <table:table-cell table:formula="of:=IF([.C55]=0;CONCATENATE([.B55];&quot;00&quot;);CONCATENATE([.B55];&quot;11&quot;))" office:value-type="string" office:string-value="11011000" calcext:value-type="string">
            <text:p>11011000</text:p>
          </table:table-cell>
          <table:table-cell table:formula="of:=DECIMAL([.D55];2)"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6];2)" office:value-type="string" office:string-value="110111" calcext:value-type="string">
            <text:p>110111</text:p>
          </table:table-cell>
          <table:table-cell table:formula="of:=MOD([.B56];2)" office:value-type="float" office:value="1" calcext:value-type="float">
            <text:p>1</text:p>
          </table:table-cell>
          <table:table-cell table:formula="of:=IF([.C56]=0;CONCATENATE([.B56];&quot;00&quot;);CONCATENATE([.B56];&quot;11&quot;))" office:value-type="string" office:string-value="11011111" calcext:value-type="string">
            <text:p>11011111</text:p>
          </table:table-cell>
          <table:table-cell table:formula="of:=DECIMAL([.D56];2)"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7];2)" office:value-type="string" office:string-value="111000" calcext:value-type="string">
            <text:p>111000</text:p>
          </table:table-cell>
          <table:table-cell table:formula="of:=MOD([.B57];2)" office:value-type="float" office:value="0" calcext:value-type="float">
            <text:p>0</text:p>
          </table:table-cell>
          <table:table-cell table:formula="of:=IF([.C57]=0;CONCATENATE([.B57];&quot;00&quot;);CONCATENATE([.B57];&quot;11&quot;))" office:value-type="string" office:string-value="11100000" calcext:value-type="string">
            <text:p>11100000</text:p>
          </table:table-cell>
          <table:table-cell table:formula="of:=DECIMAL([.D57];2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8];2)" office:value-type="string" office:string-value="111001" calcext:value-type="string">
            <text:p>111001</text:p>
          </table:table-cell>
          <table:table-cell table:formula="of:=MOD([.B58];2)" office:value-type="float" office:value="1" calcext:value-type="float">
            <text:p>1</text:p>
          </table:table-cell>
          <table:table-cell table:formula="of:=IF([.C58]=0;CONCATENATE([.B58];&quot;00&quot;);CONCATENATE([.B58];&quot;11&quot;))" office:value-type="string" office:string-value="11100111" calcext:value-type="string">
            <text:p>11100111</text:p>
          </table:table-cell>
          <table:table-cell table:formula="of:=DECIMAL([.D58];2)"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59];2)" office:value-type="string" office:string-value="111010" calcext:value-type="string">
            <text:p>111010</text:p>
          </table:table-cell>
          <table:table-cell table:formula="of:=MOD([.B59];2)" office:value-type="float" office:value="0" calcext:value-type="float">
            <text:p>0</text:p>
          </table:table-cell>
          <table:table-cell table:formula="of:=IF([.C59]=0;CONCATENATE([.B59];&quot;00&quot;);CONCATENATE([.B59];&quot;11&quot;))" office:value-type="string" office:string-value="11101000" calcext:value-type="string">
            <text:p>11101000</text:p>
          </table:table-cell>
          <table:table-cell table:formula="of:=DECIMAL([.D59];2)"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0];2)" office:value-type="string" office:string-value="111011" calcext:value-type="string">
            <text:p>111011</text:p>
          </table:table-cell>
          <table:table-cell table:formula="of:=MOD([.B60];2)" office:value-type="float" office:value="1" calcext:value-type="float">
            <text:p>1</text:p>
          </table:table-cell>
          <table:table-cell table:formula="of:=IF([.C60]=0;CONCATENATE([.B60];&quot;00&quot;);CONCATENATE([.B60];&quot;11&quot;))" office:value-type="string" office:string-value="11101111" calcext:value-type="string">
            <text:p>11101111</text:p>
          </table:table-cell>
          <table:table-cell table:formula="of:=DECIMAL([.D60];2)"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1];2)" office:value-type="string" office:string-value="111100" calcext:value-type="string">
            <text:p>111100</text:p>
          </table:table-cell>
          <table:table-cell table:formula="of:=MOD([.B61];2)" office:value-type="float" office:value="0" calcext:value-type="float">
            <text:p>0</text:p>
          </table:table-cell>
          <table:table-cell table:formula="of:=IF([.C61]=0;CONCATENATE([.B61];&quot;00&quot;);CONCATENATE([.B61];&quot;11&quot;))" office:value-type="string" office:string-value="11110000" calcext:value-type="string">
            <text:p>11110000</text:p>
          </table:table-cell>
          <table:table-cell table:formula="of:=DECIMAL([.D61];2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2];2)" office:value-type="string" office:string-value="111101" calcext:value-type="string">
            <text:p>111101</text:p>
          </table:table-cell>
          <table:table-cell table:formula="of:=MOD([.B62];2)" office:value-type="float" office:value="1" calcext:value-type="float">
            <text:p>1</text:p>
          </table:table-cell>
          <table:table-cell table:formula="of:=IF([.C62]=0;CONCATENATE([.B62];&quot;00&quot;);CONCATENATE([.B62];&quot;11&quot;))" office:value-type="string" office:string-value="11110111" calcext:value-type="string">
            <text:p>11110111</text:p>
          </table:table-cell>
          <table:table-cell table:formula="of:=DECIMAL([.D62];2)"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3];2)" office:value-type="string" office:string-value="111110" calcext:value-type="string">
            <text:p>111110</text:p>
          </table:table-cell>
          <table:table-cell table:formula="of:=MOD([.B63];2)" office:value-type="float" office:value="0" calcext:value-type="float">
            <text:p>0</text:p>
          </table:table-cell>
          <table:table-cell table:formula="of:=IF([.C63]=0;CONCATENATE([.B63];&quot;00&quot;);CONCATENATE([.B63];&quot;11&quot;))" office:value-type="string" office:string-value="11111000" calcext:value-type="string">
            <text:p>11111000</text:p>
          </table:table-cell>
          <table:table-cell table:formula="of:=DECIMAL([.D63];2)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4];2)" office:value-type="string" office:string-value="111111" calcext:value-type="string">
            <text:p>111111</text:p>
          </table:table-cell>
          <table:table-cell table:formula="of:=MOD([.B64];2)" office:value-type="float" office:value="1" calcext:value-type="float">
            <text:p>1</text:p>
          </table:table-cell>
          <table:table-cell table:formula="of:=IF([.C64]=0;CONCATENATE([.B64];&quot;00&quot;);CONCATENATE([.B64];&quot;11&quot;))" office:value-type="string" office:string-value="11111111" calcext:value-type="string">
            <text:p>11111111</text:p>
          </table:table-cell>
          <table:table-cell table:formula="of:=DECIMAL([.D64];2)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5];2)" office:value-type="string" office:string-value="1000000" calcext:value-type="string">
            <text:p>1000000</text:p>
          </table:table-cell>
          <table:table-cell table:formula="of:=MOD([.B65];2)" office:value-type="float" office:value="0" calcext:value-type="float">
            <text:p>0</text:p>
          </table:table-cell>
          <table:table-cell table:formula="of:=IF([.C65]=0;CONCATENATE([.B65];&quot;00&quot;);CONCATENATE([.B65];&quot;11&quot;))" office:value-type="string" office:string-value="100000000" calcext:value-type="string">
            <text:p>100000000</text:p>
          </table:table-cell>
          <table:table-cell table:formula="of:=DECIMAL([.D65];2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6];2)" office:value-type="string" office:string-value="1000001" calcext:value-type="string">
            <text:p>1000001</text:p>
          </table:table-cell>
          <table:table-cell table:formula="of:=MOD([.B66];2)" office:value-type="float" office:value="1" calcext:value-type="float">
            <text:p>1</text:p>
          </table:table-cell>
          <table:table-cell table:formula="of:=IF([.C66]=0;CONCATENATE([.B66];&quot;00&quot;);CONCATENATE([.B66];&quot;11&quot;))" office:value-type="string" office:string-value="100000111" calcext:value-type="string">
            <text:p>100000111</text:p>
          </table:table-cell>
          <table:table-cell table:formula="of:=DECIMAL([.D66];2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7];2)" office:value-type="string" office:string-value="1000010" calcext:value-type="string">
            <text:p>1000010</text:p>
          </table:table-cell>
          <table:table-cell table:formula="of:=MOD([.B67];2)" office:value-type="float" office:value="0" calcext:value-type="float">
            <text:p>0</text:p>
          </table:table-cell>
          <table:table-cell table:formula="of:=IF([.C67]=0;CONCATENATE([.B67];&quot;00&quot;);CONCATENATE([.B67];&quot;11&quot;))" office:value-type="string" office:string-value="100001000" calcext:value-type="string">
            <text:p>100001000</text:p>
          </table:table-cell>
          <table:table-cell table:formula="of:=DECIMAL([.D67];2)"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8];2)" office:value-type="string" office:string-value="1000011" calcext:value-type="string">
            <text:p>1000011</text:p>
          </table:table-cell>
          <table:table-cell table:formula="of:=MOD([.B68];2)" office:value-type="float" office:value="1" calcext:value-type="float">
            <text:p>1</text:p>
          </table:table-cell>
          <table:table-cell table:formula="of:=IF([.C68]=0;CONCATENATE([.B68];&quot;00&quot;);CONCATENATE([.B68];&quot;11&quot;))" office:value-type="string" office:string-value="100001111" calcext:value-type="string">
            <text:p>100001111</text:p>
          </table:table-cell>
          <table:table-cell table:formula="of:=DECIMAL([.D68];2)"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69];2)" office:value-type="string" office:string-value="1000100" calcext:value-type="string">
            <text:p>1000100</text:p>
          </table:table-cell>
          <table:table-cell table:formula="of:=MOD([.B69];2)" office:value-type="float" office:value="0" calcext:value-type="float">
            <text:p>0</text:p>
          </table:table-cell>
          <table:table-cell table:formula="of:=IF([.C69]=0;CONCATENATE([.B69];&quot;00&quot;);CONCATENATE([.B69];&quot;11&quot;))" office:value-type="string" office:string-value="100010000" calcext:value-type="string">
            <text:p>100010000</text:p>
          </table:table-cell>
          <table:table-cell table:formula="of:=DECIMAL([.D69];2)"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0];2)" office:value-type="string" office:string-value="1000101" calcext:value-type="string">
            <text:p>1000101</text:p>
          </table:table-cell>
          <table:table-cell table:formula="of:=MOD([.B70];2)" office:value-type="float" office:value="1" calcext:value-type="float">
            <text:p>1</text:p>
          </table:table-cell>
          <table:table-cell table:formula="of:=IF([.C70]=0;CONCATENATE([.B70];&quot;00&quot;);CONCATENATE([.B70];&quot;11&quot;))" office:value-type="string" office:string-value="100010111" calcext:value-type="string">
            <text:p>100010111</text:p>
          </table:table-cell>
          <table:table-cell table:formula="of:=DECIMAL([.D70];2)"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1];2)" office:value-type="string" office:string-value="1000110" calcext:value-type="string">
            <text:p>1000110</text:p>
          </table:table-cell>
          <table:table-cell table:formula="of:=MOD([.B71];2)" office:value-type="float" office:value="0" calcext:value-type="float">
            <text:p>0</text:p>
          </table:table-cell>
          <table:table-cell table:formula="of:=IF([.C71]=0;CONCATENATE([.B71];&quot;00&quot;);CONCATENATE([.B71];&quot;11&quot;))" office:value-type="string" office:string-value="100011000" calcext:value-type="string">
            <text:p>100011000</text:p>
          </table:table-cell>
          <table:table-cell table:formula="of:=DECIMAL([.D71];2)"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2];2)" office:value-type="string" office:string-value="1000111" calcext:value-type="string">
            <text:p>1000111</text:p>
          </table:table-cell>
          <table:table-cell table:formula="of:=MOD([.B72];2)" office:value-type="float" office:value="1" calcext:value-type="float">
            <text:p>1</text:p>
          </table:table-cell>
          <table:table-cell table:formula="of:=IF([.C72]=0;CONCATENATE([.B72];&quot;00&quot;);CONCATENATE([.B72];&quot;11&quot;))" office:value-type="string" office:string-value="100011111" calcext:value-type="string">
            <text:p>100011111</text:p>
          </table:table-cell>
          <table:table-cell table:formula="of:=DECIMAL([.D72];2)"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3];2)" office:value-type="string" office:string-value="1001000" calcext:value-type="string">
            <text:p>1001000</text:p>
          </table:table-cell>
          <table:table-cell table:formula="of:=MOD([.B73];2)" office:value-type="float" office:value="0" calcext:value-type="float">
            <text:p>0</text:p>
          </table:table-cell>
          <table:table-cell table:formula="of:=IF([.C73]=0;CONCATENATE([.B73];&quot;00&quot;);CONCATENATE([.B73];&quot;11&quot;))" office:value-type="string" office:string-value="100100000" calcext:value-type="string">
            <text:p>100100000</text:p>
          </table:table-cell>
          <table:table-cell table:formula="of:=DECIMAL([.D73];2)"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4];2)" office:value-type="string" office:string-value="1001001" calcext:value-type="string">
            <text:p>1001001</text:p>
          </table:table-cell>
          <table:table-cell table:formula="of:=MOD([.B74];2)" office:value-type="float" office:value="1" calcext:value-type="float">
            <text:p>1</text:p>
          </table:table-cell>
          <table:table-cell table:formula="of:=IF([.C74]=0;CONCATENATE([.B74];&quot;00&quot;);CONCATENATE([.B74];&quot;11&quot;))" office:value-type="string" office:string-value="100100111" calcext:value-type="string">
            <text:p>100100111</text:p>
          </table:table-cell>
          <table:table-cell table:formula="of:=DECIMAL([.D74];2)"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5];2)" office:value-type="string" office:string-value="1001010" calcext:value-type="string">
            <text:p>1001010</text:p>
          </table:table-cell>
          <table:table-cell table:formula="of:=MOD([.B75];2)" office:value-type="float" office:value="0" calcext:value-type="float">
            <text:p>0</text:p>
          </table:table-cell>
          <table:table-cell table:formula="of:=IF([.C75]=0;CONCATENATE([.B75];&quot;00&quot;);CONCATENATE([.B75];&quot;11&quot;))" office:value-type="string" office:string-value="100101000" calcext:value-type="string">
            <text:p>100101000</text:p>
          </table:table-cell>
          <table:table-cell table:formula="of:=DECIMAL([.D75];2)"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6];2)" office:value-type="string" office:string-value="1001011" calcext:value-type="string">
            <text:p>1001011</text:p>
          </table:table-cell>
          <table:table-cell table:formula="of:=MOD([.B76];2)" office:value-type="float" office:value="1" calcext:value-type="float">
            <text:p>1</text:p>
          </table:table-cell>
          <table:table-cell table:formula="of:=IF([.C76]=0;CONCATENATE([.B76];&quot;00&quot;);CONCATENATE([.B76];&quot;11&quot;))" office:value-type="string" office:string-value="100101111" calcext:value-type="string">
            <text:p>100101111</text:p>
          </table:table-cell>
          <table:table-cell table:formula="of:=DECIMAL([.D76];2)"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7];2)" office:value-type="string" office:string-value="1001100" calcext:value-type="string">
            <text:p>1001100</text:p>
          </table:table-cell>
          <table:table-cell table:formula="of:=MOD([.B77];2)" office:value-type="float" office:value="0" calcext:value-type="float">
            <text:p>0</text:p>
          </table:table-cell>
          <table:table-cell table:formula="of:=IF([.C77]=0;CONCATENATE([.B77];&quot;00&quot;);CONCATENATE([.B77];&quot;11&quot;))" office:value-type="string" office:string-value="100110000" calcext:value-type="string">
            <text:p>100110000</text:p>
          </table:table-cell>
          <table:table-cell table:formula="of:=DECIMAL([.D77];2)"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8];2)" office:value-type="string" office:string-value="1001101" calcext:value-type="string">
            <text:p>1001101</text:p>
          </table:table-cell>
          <table:table-cell table:formula="of:=MOD([.B78];2)" office:value-type="float" office:value="1" calcext:value-type="float">
            <text:p>1</text:p>
          </table:table-cell>
          <table:table-cell table:formula="of:=IF([.C78]=0;CONCATENATE([.B78];&quot;00&quot;);CONCATENATE([.B78];&quot;11&quot;))" office:value-type="string" office:string-value="100110111" calcext:value-type="string">
            <text:p>100110111</text:p>
          </table:table-cell>
          <table:table-cell table:formula="of:=DECIMAL([.D78];2)"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79];2)" office:value-type="string" office:string-value="1001110" calcext:value-type="string">
            <text:p>1001110</text:p>
          </table:table-cell>
          <table:table-cell table:formula="of:=MOD([.B79];2)" office:value-type="float" office:value="0" calcext:value-type="float">
            <text:p>0</text:p>
          </table:table-cell>
          <table:table-cell table:formula="of:=IF([.C79]=0;CONCATENATE([.B79];&quot;00&quot;);CONCATENATE([.B79];&quot;11&quot;))" office:value-type="string" office:string-value="100111000" calcext:value-type="string">
            <text:p>100111000</text:p>
          </table:table-cell>
          <table:table-cell table:formula="of:=DECIMAL([.D79];2)"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0];2)" office:value-type="string" office:string-value="1001111" calcext:value-type="string">
            <text:p>1001111</text:p>
          </table:table-cell>
          <table:table-cell table:formula="of:=MOD([.B80];2)" office:value-type="float" office:value="1" calcext:value-type="float">
            <text:p>1</text:p>
          </table:table-cell>
          <table:table-cell table:formula="of:=IF([.C80]=0;CONCATENATE([.B80];&quot;00&quot;);CONCATENATE([.B80];&quot;11&quot;))" office:value-type="string" office:string-value="100111111" calcext:value-type="string">
            <text:p>100111111</text:p>
          </table:table-cell>
          <table:table-cell table:formula="of:=DECIMAL([.D80];2)"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1];2)" office:value-type="string" office:string-value="1010000" calcext:value-type="string">
            <text:p>1010000</text:p>
          </table:table-cell>
          <table:table-cell table:formula="of:=MOD([.B81];2)" office:value-type="float" office:value="0" calcext:value-type="float">
            <text:p>0</text:p>
          </table:table-cell>
          <table:table-cell table:formula="of:=IF([.C81]=0;CONCATENATE([.B81];&quot;00&quot;);CONCATENATE([.B81];&quot;11&quot;))" office:value-type="string" office:string-value="101000000" calcext:value-type="string">
            <text:p>101000000</text:p>
          </table:table-cell>
          <table:table-cell table:formula="of:=DECIMAL([.D81];2)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2];2)" office:value-type="string" office:string-value="1010001" calcext:value-type="string">
            <text:p>1010001</text:p>
          </table:table-cell>
          <table:table-cell table:formula="of:=MOD([.B82];2)" office:value-type="float" office:value="1" calcext:value-type="float">
            <text:p>1</text:p>
          </table:table-cell>
          <table:table-cell table:formula="of:=IF([.C82]=0;CONCATENATE([.B82];&quot;00&quot;);CONCATENATE([.B82];&quot;11&quot;))" office:value-type="string" office:string-value="101000111" calcext:value-type="string">
            <text:p>101000111</text:p>
          </table:table-cell>
          <table:table-cell table:formula="of:=DECIMAL([.D82];2)"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3];2)" office:value-type="string" office:string-value="1010010" calcext:value-type="string">
            <text:p>1010010</text:p>
          </table:table-cell>
          <table:table-cell table:formula="of:=MOD([.B83];2)" office:value-type="float" office:value="0" calcext:value-type="float">
            <text:p>0</text:p>
          </table:table-cell>
          <table:table-cell table:formula="of:=IF([.C83]=0;CONCATENATE([.B83];&quot;00&quot;);CONCATENATE([.B83];&quot;11&quot;))" office:value-type="string" office:string-value="101001000" calcext:value-type="string">
            <text:p>101001000</text:p>
          </table:table-cell>
          <table:table-cell table:formula="of:=DECIMAL([.D83];2)"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4];2)" office:value-type="string" office:string-value="1010011" calcext:value-type="string">
            <text:p>1010011</text:p>
          </table:table-cell>
          <table:table-cell table:formula="of:=MOD([.B84];2)" office:value-type="float" office:value="1" calcext:value-type="float">
            <text:p>1</text:p>
          </table:table-cell>
          <table:table-cell table:formula="of:=IF([.C84]=0;CONCATENATE([.B84];&quot;00&quot;);CONCATENATE([.B84];&quot;11&quot;))" office:value-type="string" office:string-value="101001111" calcext:value-type="string">
            <text:p>101001111</text:p>
          </table:table-cell>
          <table:table-cell table:formula="of:=DECIMAL([.D84];2)"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5];2)" office:value-type="string" office:string-value="1010100" calcext:value-type="string">
            <text:p>1010100</text:p>
          </table:table-cell>
          <table:table-cell table:formula="of:=MOD([.B85];2)" office:value-type="float" office:value="0" calcext:value-type="float">
            <text:p>0</text:p>
          </table:table-cell>
          <table:table-cell table:formula="of:=IF([.C85]=0;CONCATENATE([.B85];&quot;00&quot;);CONCATENATE([.B85];&quot;11&quot;))" office:value-type="string" office:string-value="101010000" calcext:value-type="string">
            <text:p>101010000</text:p>
          </table:table-cell>
          <table:table-cell table:formula="of:=DECIMAL([.D85];2)"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6];2)" office:value-type="string" office:string-value="1010101" calcext:value-type="string">
            <text:p>1010101</text:p>
          </table:table-cell>
          <table:table-cell table:formula="of:=MOD([.B86];2)" office:value-type="float" office:value="1" calcext:value-type="float">
            <text:p>1</text:p>
          </table:table-cell>
          <table:table-cell table:formula="of:=IF([.C86]=0;CONCATENATE([.B86];&quot;00&quot;);CONCATENATE([.B86];&quot;11&quot;))" office:value-type="string" office:string-value="101010111" calcext:value-type="string">
            <text:p>101010111</text:p>
          </table:table-cell>
          <table:table-cell table:formula="of:=DECIMAL([.D86];2)"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7];2)" office:value-type="string" office:string-value="1010110" calcext:value-type="string">
            <text:p>1010110</text:p>
          </table:table-cell>
          <table:table-cell table:formula="of:=MOD([.B87];2)" office:value-type="float" office:value="0" calcext:value-type="float">
            <text:p>0</text:p>
          </table:table-cell>
          <table:table-cell table:formula="of:=IF([.C87]=0;CONCATENATE([.B87];&quot;00&quot;);CONCATENATE([.B87];&quot;11&quot;))" office:value-type="string" office:string-value="101011000" calcext:value-type="string">
            <text:p>101011000</text:p>
          </table:table-cell>
          <table:table-cell table:formula="of:=DECIMAL([.D87];2)"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8];2)" office:value-type="string" office:string-value="1010111" calcext:value-type="string">
            <text:p>1010111</text:p>
          </table:table-cell>
          <table:table-cell table:formula="of:=MOD([.B88];2)" office:value-type="float" office:value="1" calcext:value-type="float">
            <text:p>1</text:p>
          </table:table-cell>
          <table:table-cell table:formula="of:=IF([.C88]=0;CONCATENATE([.B88];&quot;00&quot;);CONCATENATE([.B88];&quot;11&quot;))" office:value-type="string" office:string-value="101011111" calcext:value-type="string">
            <text:p>101011111</text:p>
          </table:table-cell>
          <table:table-cell table:formula="of:=DECIMAL([.D88];2)"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89];2)" office:value-type="string" office:string-value="1011000" calcext:value-type="string">
            <text:p>1011000</text:p>
          </table:table-cell>
          <table:table-cell table:formula="of:=MOD([.B89];2)" office:value-type="float" office:value="0" calcext:value-type="float">
            <text:p>0</text:p>
          </table:table-cell>
          <table:table-cell table:formula="of:=IF([.C89]=0;CONCATENATE([.B89];&quot;00&quot;);CONCATENATE([.B89];&quot;11&quot;))" office:value-type="string" office:string-value="101100000" calcext:value-type="string">
            <text:p>101100000</text:p>
          </table:table-cell>
          <table:table-cell table:formula="of:=DECIMAL([.D89];2)"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0];2)" office:value-type="string" office:string-value="1011001" calcext:value-type="string">
            <text:p>1011001</text:p>
          </table:table-cell>
          <table:table-cell table:formula="of:=MOD([.B90];2)" office:value-type="float" office:value="1" calcext:value-type="float">
            <text:p>1</text:p>
          </table:table-cell>
          <table:table-cell table:formula="of:=IF([.C90]=0;CONCATENATE([.B90];&quot;00&quot;);CONCATENATE([.B90];&quot;11&quot;))" office:value-type="string" office:string-value="101100111" calcext:value-type="string">
            <text:p>101100111</text:p>
          </table:table-cell>
          <table:table-cell table:formula="of:=DECIMAL([.D90];2)"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1];2)" office:value-type="string" office:string-value="1011010" calcext:value-type="string">
            <text:p>1011010</text:p>
          </table:table-cell>
          <table:table-cell table:formula="of:=MOD([.B91];2)" office:value-type="float" office:value="0" calcext:value-type="float">
            <text:p>0</text:p>
          </table:table-cell>
          <table:table-cell table:formula="of:=IF([.C91]=0;CONCATENATE([.B91];&quot;00&quot;);CONCATENATE([.B91];&quot;11&quot;))" office:value-type="string" office:string-value="101101000" calcext:value-type="string">
            <text:p>101101000</text:p>
          </table:table-cell>
          <table:table-cell table:formula="of:=DECIMAL([.D91];2)"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2];2)" office:value-type="string" office:string-value="1011011" calcext:value-type="string">
            <text:p>1011011</text:p>
          </table:table-cell>
          <table:table-cell table:formula="of:=MOD([.B92];2)" office:value-type="float" office:value="1" calcext:value-type="float">
            <text:p>1</text:p>
          </table:table-cell>
          <table:table-cell table:formula="of:=IF([.C92]=0;CONCATENATE([.B92];&quot;00&quot;);CONCATENATE([.B92];&quot;11&quot;))" office:value-type="string" office:string-value="101101111" calcext:value-type="string">
            <text:p>101101111</text:p>
          </table:table-cell>
          <table:table-cell table:formula="of:=DECIMAL([.D92];2)"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3];2)" office:value-type="string" office:string-value="1011100" calcext:value-type="string">
            <text:p>1011100</text:p>
          </table:table-cell>
          <table:table-cell table:formula="of:=MOD([.B93];2)" office:value-type="float" office:value="0" calcext:value-type="float">
            <text:p>0</text:p>
          </table:table-cell>
          <table:table-cell table:formula="of:=IF([.C93]=0;CONCATENATE([.B93];&quot;00&quot;);CONCATENATE([.B93];&quot;11&quot;))" office:value-type="string" office:string-value="101110000" calcext:value-type="string">
            <text:p>101110000</text:p>
          </table:table-cell>
          <table:table-cell table:formula="of:=DECIMAL([.D93];2)"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4];2)" office:value-type="string" office:string-value="1011101" calcext:value-type="string">
            <text:p>1011101</text:p>
          </table:table-cell>
          <table:table-cell table:formula="of:=MOD([.B94];2)" office:value-type="float" office:value="1" calcext:value-type="float">
            <text:p>1</text:p>
          </table:table-cell>
          <table:table-cell table:formula="of:=IF([.C94]=0;CONCATENATE([.B94];&quot;00&quot;);CONCATENATE([.B94];&quot;11&quot;))" office:value-type="string" office:string-value="101110111" calcext:value-type="string">
            <text:p>101110111</text:p>
          </table:table-cell>
          <table:table-cell table:formula="of:=DECIMAL([.D94];2)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5];2)" office:value-type="string" office:string-value="1011110" calcext:value-type="string">
            <text:p>1011110</text:p>
          </table:table-cell>
          <table:table-cell table:formula="of:=MOD([.B95];2)" office:value-type="float" office:value="0" calcext:value-type="float">
            <text:p>0</text:p>
          </table:table-cell>
          <table:table-cell table:formula="of:=IF([.C95]=0;CONCATENATE([.B95];&quot;00&quot;);CONCATENATE([.B95];&quot;11&quot;))" office:value-type="string" office:string-value="101111000" calcext:value-type="string">
            <text:p>101111000</text:p>
          </table:table-cell>
          <table:table-cell table:formula="of:=DECIMAL([.D95];2)"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6];2)" office:value-type="string" office:string-value="1011111" calcext:value-type="string">
            <text:p>1011111</text:p>
          </table:table-cell>
          <table:table-cell table:formula="of:=MOD([.B96];2)" office:value-type="float" office:value="1" calcext:value-type="float">
            <text:p>1</text:p>
          </table:table-cell>
          <table:table-cell table:formula="of:=IF([.C96]=0;CONCATENATE([.B96];&quot;00&quot;);CONCATENATE([.B96];&quot;11&quot;))" office:value-type="string" office:string-value="101111111" calcext:value-type="string">
            <text:p>101111111</text:p>
          </table:table-cell>
          <table:table-cell table:formula="of:=DECIMAL([.D96];2)"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7];2)" office:value-type="string" office:string-value="1100000" calcext:value-type="string">
            <text:p>1100000</text:p>
          </table:table-cell>
          <table:table-cell table:formula="of:=MOD([.B97];2)" office:value-type="float" office:value="0" calcext:value-type="float">
            <text:p>0</text:p>
          </table:table-cell>
          <table:table-cell table:formula="of:=IF([.C97]=0;CONCATENATE([.B97];&quot;00&quot;);CONCATENATE([.B97];&quot;11&quot;))" office:value-type="string" office:string-value="110000000" calcext:value-type="string">
            <text:p>110000000</text:p>
          </table:table-cell>
          <table:table-cell table:formula="of:=DECIMAL([.D97];2)"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8];2)" office:value-type="string" office:string-value="1100001" calcext:value-type="string">
            <text:p>1100001</text:p>
          </table:table-cell>
          <table:table-cell table:formula="of:=MOD([.B98];2)" office:value-type="float" office:value="1" calcext:value-type="float">
            <text:p>1</text:p>
          </table:table-cell>
          <table:table-cell table:formula="of:=IF([.C98]=0;CONCATENATE([.B98];&quot;00&quot;);CONCATENATE([.B98];&quot;11&quot;))" office:value-type="string" office:string-value="110000111" calcext:value-type="string">
            <text:p>110000111</text:p>
          </table:table-cell>
          <table:table-cell table:formula="of:=DECIMAL([.D98];2)"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99];2)" office:value-type="string" office:string-value="1100010" calcext:value-type="string">
            <text:p>1100010</text:p>
          </table:table-cell>
          <table:table-cell table:formula="of:=MOD([.B99];2)" office:value-type="float" office:value="0" calcext:value-type="float">
            <text:p>0</text:p>
          </table:table-cell>
          <table:table-cell table:formula="of:=IF([.C99]=0;CONCATENATE([.B99];&quot;00&quot;);CONCATENATE([.B99];&quot;11&quot;))" office:value-type="string" office:string-value="110001000" calcext:value-type="string">
            <text:p>110001000</text:p>
          </table:table-cell>
          <table:table-cell table:formula="of:=DECIMAL([.D99];2)"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0];2)" office:value-type="string" office:string-value="1100011" calcext:value-type="string">
            <text:p>1100011</text:p>
          </table:table-cell>
          <table:table-cell table:formula="of:=MOD([.B100];2)" office:value-type="float" office:value="1" calcext:value-type="float">
            <text:p>1</text:p>
          </table:table-cell>
          <table:table-cell table:formula="of:=IF([.C100]=0;CONCATENATE([.B100];&quot;00&quot;);CONCATENATE([.B100];&quot;11&quot;))" office:value-type="string" office:string-value="110001111" calcext:value-type="string">
            <text:p>110001111</text:p>
          </table:table-cell>
          <table:table-cell table:formula="of:=DECIMAL([.D100];2)" office:value-type="float" office:value="399" calcext:value-type="float">
            <text:p>3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23:42:10.889062023</meta:creation-date>
    <dc:date>2025-11-07T00:08:32.514530915</dc:date>
    <meta:editing-duration>PT16M6S</meta:editing-duration>
    <meta:editing-cycles>1</meta:editing-cycles>
    <meta:document-statistic meta:table-count="1" meta:cell-count="503" meta:object-count="0"/>
    <meta:generator>LibreOffice/25.8.1.1$Linux_X86_64 LibreOffice_project/6493efb0486b5ef4a09f10f25df428a1c89b13aa</meta:generator>
  </office:meta>
</office:document-meta>
</file>